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53cm" fo:margin-left="-0.053cm" fo:margin-top="0cm" fo:margin-bottom="0cm" table:align="left"/>
    </style:style>
    <style:style style:name="Tableau1.A" style:family="table-column">
      <style:table-column-properties style:column-width="4.56cm"/>
    </style:style>
    <style:style style:name="Tableau1.B" style:family="table-column">
      <style:table-column-properties style:column-width="3.201cm"/>
    </style:style>
    <style:style style:name="Tableau1.C" style:family="table-column">
      <style:table-column-properties style:column-width="2.473cm"/>
    </style:style>
    <style:style style:name="Tableau1.D" style:family="table-column">
      <style:table-column-properties style:column-width="2.701cm"/>
    </style:style>
    <style:style style:name="Tableau1.E" style:family="table-column">
      <style:table-column-properties style:column-width="2.983cm"/>
    </style:style>
    <style:style style:name="Tableau1.F" style:family="table-column">
      <style:table-column-properties style:column-width="1.136cm"/>
    </style:style>
    <style:style style:name="Tableau1.1" style:family="table-row">
      <style:table-row-properties style:min-row-height="1.289cm" fo:keep-together="auto"/>
    </style:style>
    <style:style style:name="Tableau1.A1" style:family="table-cell">
      <style:table-cell-properties style:vertical-align="middle" fo:padding="0cm" fo:border="none"/>
    </style:style>
    <style:style style:name="Tableau1.2" style:family="table-row">
      <style:table-row-properties style:min-row-height="1.552cm" fo:keep-together="auto"/>
    </style:style>
    <style:style style:name="Tableau1.3" style:family="table-row">
      <style:table-row-properties style:min-row-height="0.894cm" fo:keep-together="auto"/>
    </style:style>
    <style:style style:name="Tableau1.4" style:family="table-row">
      <style:table-row-properties style:min-row-height="0.473cm" fo:keep-together="auto"/>
    </style:style>
    <style:style style:name="P1" style:family="paragraph" style:parent-style-name="Standard">
      <style:text-properties officeooo:rsid="0017fae6" officeooo:paragraph-rsid="0017fae6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Méthodologique<text:line-break/><text:line-break/>Organisation du travail<text:line-break/><text:line-break/>Comité de pilotage :<text:line-break/><text:line-break/>- Fréquence des réunions <text:line-break/>- Planification du travail<text:line-break/>- Ordre du Jour / Compte rendu<text:line-break/>- Bilan du travail réalisé / Problèmes rencontré / Solution / Reste à faire / Point Financier<text:line-break/><text:line-break/>Fréquence des réunions :<text:line-break/><text:line-break/>Mise au point concernant le travail fait et à faire ( Bilan ) : toutes les semaines ( 1 heure )<text:line-break/>Présentation du projet : tous les mois ( 30 minutes )<text:line-break/>Réunion de debriefing avec le client : tous les mois ( 1 / 2 journée ) <text:line-break/><text:line-break/>Planification travail : <text:line-break/><text:line-break/>Développement du projet : 2 jours et demi / semaine<text:line-break/>Formations : 4 jours <text:line-break/>Formations administrateur : 1 jour<text:line-break/>Formations employés : une demi journée<text:line-break/><text:line-break/><text:line-break/>Organisation de notre travail :<text:line-break/><text:line-break/><text:tab/>Dans un premier temps, le chef de projet et l'équipe définiront le contexte, en prenant connaissance du nom <text:line-break/><text:tab/>de l'entreprise qui a rédigé l'appel d'offre, ses spécificités, son domaine de travail etc... Ensuite le chef de <text:line-break/><text:tab/>projet qui sera le porte parole unique de l'équipe. Il fera la navette entre l'équipe et l'entreprise. Il prendra <text:line-break/><text:tab/>connaissance de l'appel d'offre et discutera avec le futur client pour qu'il présente ses besoins. Ensuite le chef <text:line-break/><text:tab/>de projet partagera l'appel d'offre avec l'équipe pour que chaque membre de l'équipe prenne connaissance des besoins <text:line-break/><text:tab/>du futur client. Une réunion de l'équipe sera faite pour comprendre et bien définir les besoins attendus dans l'appel <text:line-break/><text:tab/>d'offre de manière à répondre le mieux possible aux besoins du client.<text:line-break/><text:line-break/><text:tab/>Dans un second temps, le chef de projet proposera à son équipe une définition des fonctionnalités et des contraintes <text:line-break/><text:tab/>liées à l'application et à sa mise en place. Une réunion sera organisée pour déterminer l'attribution des différentes<text:line-break/><text:tab/>tâches à réaliser en fonction des fonctionnalités et des contraintes, pour chaque membre de l'équipe en faisant<text:line-break/><text:tab/>attention à ce que la charge de travail bien réparti entre chaque membre de l'équipe. Cette partie concernera le chef <text:line-break/><text:tab/>de projet de même que la planification des tâches et des délais à respecter. <text:line-break/><text:soft-page-break/><text:line-break/><text:tab/>Suite à cela, le travail commencera et une mise au point de l'avancement du travail sera faite en réunion avec l'équipe <text:line-break/><text:tab/>toutes les semaines. Ces mises au point auront lieu jusqu'à la création de la maquette soit 3 semaines après le début <text:line-break/><text:tab/>du travail et une semaine de travail sera consacré à la mise en place de cette maquette. <text:line-break/><text:line-break/><text:tab/>Cette phase se renouvellera tous les mois jusqu'à la fin du projet et que tous les besoins du client soient satisfaits<text:line-break/><text:tab/>ou que le délai soit terminé. Dans le cas, où le client est satisfait la phase de déploiement et de vente commencera.<text:line-break/><text:tab/>Dans cette phase, l'équipe mettra en place un système d'aide contextuel qui permettront aux utilisateurs de se <text:line-break/><text:tab/>familiariser et comprendre plus facilement l'application. De plus une formation obligatoire sera mise en place pour les<text:line-break/><text:tab/>membres du bureau pour qu'il puisse connaître toutes les fonctionnalités de l'application et maîtriser l'application.<text:line-break/><text:line-break/>Organisation du travail du client :<text:line-break/><text:line-break/><text:tab/>Tous les mois une soutenance et une présentation détaillée de la maquette au client sera faite, la première présentation<text:line-break/><text:tab/>se fera 1 mois après la signature du contrat. Une réunion entre le chef de projet et le client sera organisée après la <text:line-break/><text:tab/>première présentation du travail accompli pour définir les problèmes et les solutions mettre à place pour que <text:line-break/><text:tab/>l'application soit à sa convenance et pour qu'il puisse travailler dans les meilleurs conditions. De plus, le chef de <text:line-break/><text:tab/>projet pourra proposer au client un ajout de fonctionnalités esthétiques, fonctionnels, organisationnels etc... <text:s/><text:line-break/><text:line-break/>Tâches résumées : <text:line-break/><text:line-break/>- Cadrage du projet avec le client<text:line-break/>- Étude et Analyse<text:line-break/>- Développement<text:line-break/>- Debriefing de l'équipe<text:line-break/>- Debriefing avec le client<text:line-break/>- Présentation du projet<text:line-break/><text:line-break/>Si Projet finalisé<text:line-break/><text:line-break/>- Exposition<text:line-break/>- Déploiement<text:line-break/>- Formation<text:line-break/>- Mise en place de la formation et de l'aide contextuel<text:line-break/>- Mise en vente</text:p>
      <text:p text:style-name="P1"/>
      <text:p text:style-name="P1"/>
      <text:p text:style-name="P1"/>
      <text:p text:style-name="P1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6" office:value-type="string">
            <text:p text:style-name="P2"><text:span text:style-name="T1">RAC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1" office:value-type="string">
            <text:p text:style-name="P2"><text:span text:style-name="T1">Taches</text:span></text:p>
          </table:table-cell>
          <table:table-cell table:style-name="Tableau1.A1" office:value-type="string">
            <text:p text:style-name="P2"><text:span text:style-name="T1">Bastide Anthony (Chef de projet)</text:span></text:p>
          </table:table-cell>
          <table:table-cell table:style-name="Tableau1.A1" office:value-type="string">
            <text:p text:style-name="P2"><text:span text:style-name="T1">Huot Amaury</text:span></text:p>
          </table:table-cell>
          <table:table-cell table:style-name="Tableau1.A1" office:value-type="string">
            <text:p text:style-name="P2"><text:span text:style-name="T1">Ledoeuf Sacha</text:span></text:p>
          </table:table-cell>
          <table:table-cell table:style-name="Tableau1.A1" office:value-type="string">
            <text:p text:style-name="P2"><text:span text:style-name="T1">Demogue Bruno</text:span></text:p>
          </table:table-cell>
          <table:table-cell table:style-name="Tableau1.A1" office:value-type="string">
            <text:p text:style-name="P2"><text:span text:style-name="T1">Client</text:span></text:p>
          </table:table-cell>
        </table:table-row>
        <table:table-row table:style-name="Tableau1.3">
          <table:table-cell table:style-name="Tableau1.A1" office:value-type="string">
            <text:p text:style-name="P2">Cadrage du projet avec le client</text:p>
          </table:table-cell>
          <table:table-cell table:style-name="Tableau1.A1" office:value-type="string">
            <text:p text:style-name="P2">A/R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C</text:p>
          </table:table-cell>
        </table:table-row>
        <table:table-row table:style-name="Tableau1.4">
          <table:table-cell table:style-name="Tableau1.A1" office:value-type="string">
            <text:p text:style-name="P2">Étude/analyse</text:p>
          </table:table-cell>
          <table:table-cell table:style-name="Tableau1.A1" office:value-type="string">
            <text:p text:style-name="P2">A/R</text:p>
          </table:table-cell>
          <table:table-cell table:style-name="Tableau1.A1" office:value-type="string">
            <text:p text:style-name="P2">A</text:p>
          </table:table-cell>
          <table:table-cell table:style-name="Tableau1.A1" office:value-type="string">
            <text:p text:style-name="P2">A</text:p>
          </table:table-cell>
          <table:table-cell table:style-name="Tableau1.A1" office:value-type="string">
            <text:p text:style-name="P2">A</text:p>
          </table:table-cell>
          <table:table-cell table:style-name="Tableau1.A1" office:value-type="string">
            <text:p text:style-name="P2"/>
          </table:table-cell>
        </table:table-row>
        <table:table-row table:style-name="Tableau1.4">
          <table:table-cell table:style-name="Tableau1.A1" office:value-type="string">
            <text:p text:style-name="P2">Suivie de projet interne</text:p>
          </table:table-cell>
          <table:table-cell table:style-name="Tableau1.A1" office:value-type="string">
            <text:p text:style-name="P2">A/R</text:p>
          </table:table-cell>
          <table:table-cell table:style-name="Tableau1.A1" office:value-type="string">
            <text:p text:style-name="P2">A</text:p>
          </table:table-cell>
          <table:table-cell table:style-name="Tableau1.A1" office:value-type="string">
            <text:p text:style-name="P2">A</text:p>
          </table:table-cell>
          <table:table-cell table:style-name="Tableau1.A1" office:value-type="string">
            <text:p text:style-name="P2">A</text:p>
          </table:table-cell>
          <table:table-cell table:style-name="Tableau1.A1" office:value-type="string">
            <text:p text:style-name="P2"/>
          </table:table-cell>
        </table:table-row>
        <table:table-row table:style-name="Tableau1.3">
          <table:table-cell table:style-name="Tableau1.A1" office:value-type="string">
            <text:p text:style-name="P2">Mise au point avec le client</text:p>
          </table:table-cell>
          <table:table-cell table:style-name="Tableau1.A1" office:value-type="string">
            <text:p text:style-name="P2">A/R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C</text:p>
          </table:table-cell>
        </table:table-row>
        <table:table-row table:style-name="Tableau1.4">
          <table:table-cell table:style-name="Tableau1.A1" office:value-type="string">
            <text:p text:style-name="P2">développement</text:p>
          </table:table-cell>
          <table:table-cell table:style-name="Tableau1.A1" office:value-type="string">
            <text:p text:style-name="P2">A/R</text:p>
          </table:table-cell>
          <table:table-cell table:style-name="Tableau1.A1" office:value-type="string">
            <text:p text:style-name="P2">A/R</text:p>
          </table:table-cell>
          <table:table-cell table:style-name="Tableau1.A1" office:value-type="string">
            <text:p text:style-name="P2">A/R</text:p>
          </table:table-cell>
          <table:table-cell table:style-name="Tableau1.A1" office:value-type="string">
            <text:p text:style-name="P2">A/R</text:p>
          </table:table-cell>
          <table:table-cell table:style-name="Tableau1.A1" office:value-type="string">
            <text:p text:style-name="P2"/>
          </table:table-cell>
        </table:table-row>
        <table:table-row table:style-name="Tableau1.4">
          <table:table-cell table:style-name="Tableau1.A1" office:value-type="string">
            <text:p text:style-name="P2">test</text:p>
          </table:table-cell>
          <table:table-cell table:style-name="Tableau1.A1" office:value-type="string">
            <text:p text:style-name="P2">I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A/R</text:p>
          </table:table-cell>
          <table:table-cell table:style-name="Tableau1.A1" office:value-type="string">
            <text:p text:style-name="P2"/>
          </table:table-cell>
        </table:table-row>
        <table:table-row table:style-name="Tableau1.4">
          <table:table-cell table:style-name="Tableau1.A1" office:value-type="string">
            <text:p text:style-name="P2">Implantation</text:p>
          </table:table-cell>
          <table:table-cell table:style-name="Tableau1.A1" office:value-type="string">
            <text:p text:style-name="P2">I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A/R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4">
          <table:table-cell table:style-name="Tableau1.A1" office:value-type="string">
            <text:p text:style-name="P2">Formation</text:p>
          </table:table-cell>
          <table:table-cell table:style-name="Tableau1.A1" office:value-type="string">
            <text:p text:style-name="P2">I</text:p>
          </table:table-cell>
          <table:table-cell table:style-name="Tableau1.A1" office:value-type="string">
            <text:p text:style-name="P2">A/R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C</text:p>
          </table:table-cell>
        </table:table-row>
        <table:table-row table:style-name="Tableau1.4">
          <table:table-cell table:style-name="Tableau1.A1" office:value-type="string">
            <text:p text:style-name="P2">Maintenance</text:p>
          </table:table-cell>
          <table:table-cell table:style-name="Tableau1.A1" office:value-type="string">
            <text:p text:style-name="P2">I</text:p>
          </table:table-cell>
          <table:table-cell table:style-name="Tableau1.A1" office:value-type="string">
            <text:p text:style-name="P2">A/R</text:p>
          </table:table-cell>
          <table:table-cell table:style-name="Tableau1.A1" office:value-type="string">
            <text:p text:style-name="P2">A/R</text:p>
          </table:table-cell>
          <table:table-cell table:style-name="Tableau1.A1" office:value-type="string">
            <text:p text:style-name="P2">A/R</text:p>
          </table:table-cell>
          <table:table-cell table:style-name="Tableau1.A1" office:value-type="string">
            <text:p text:style-name="P2">I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4S</meta:editing-duration>
    <meta:editing-cycles>3</meta:editing-cycles>
    <meta:generator>LibreOffice/4.3.6.2$Windows_x86 LibreOffice_project/d50a87b2e514536ed401c18000dad4660b6a169e</meta:generator>
    <dc:date>2016-05-13T14:50:34.624000000</dc:date>
    <meta:document-statistic meta:table-count="1" meta:image-count="0" meta:object-count="0" meta:page-count="3" meta:paragraph-count="45" meta:word-count="700" meta:character-count="4169" meta:non-whitespace-character-count="3447"/>
    <meta:user-defined meta:name="Info 1"/>
    <meta:user-defined meta:name="Info 2"/>
    <meta:user-defined meta:name="Info 3"/>
    <meta:user-defined meta:name="Info 4"/>
  </office:meta>
</office:document-meta>
</file>